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74cm" fo:keep-together="auto"/>
    </style:style>
    <style:style style:name="Table1.3" style:family="table-row">
      <style:table-row-properties style:min-row-height="0.494cm" fo:keep-together="auto"/>
    </style:style>
    <style:style style:name="Table1.8" style:family="table-row">
      <style:table-row-properties style:min-row-height="0.148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111111" loext:opacity="100%" style:font-name="Times New Roman" fo:font-size="9pt" fo:letter-spacing="normal" fo:language="ru" fo:country="RU" fo:font-style="normal" fo:font-weight="normal" officeooo:paragraph-rsid="0014528e" fo:background-color="transparent" style:font-name-asian="Andale Sans UI2" style:font-size-asian="9pt" style:font-name-complex="Tahoma" style:font-size-complex="12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en" fo:country="US" officeooo:paragraph-rsid="0014528e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rsid="001c928a" officeooo:paragraph-rsid="001c928a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 style:font-size-complex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c928a" officeooo:paragraph-rsid="001c928a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officeooo:paragraph-rsid="00206344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e426d" officeooo:paragraph-rsid="001e426d" style:font-size-asian="9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3170d" officeooo:paragraph-rsid="0023170d" style:font-size-asian="9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09f2" officeooo:paragraph-rsid="002609f2" style:font-size-asian="9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6c25f" officeooo:paragraph-rsid="0026c25f" style:font-size-asian="9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cfea" officeooo:paragraph-rsid="0026cfea" style:font-size-asian="9pt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81717" officeooo:paragraph-rsid="00281717" style:font-size-asian="9pt"/>
    </style:style>
    <style:style style:name="P2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b23ec" officeooo:paragraph-rsid="002b23ec" style:font-size-asian="9pt"/>
    </style:style>
    <style:style style:name="P2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bbecc" officeooo:paragraph-rsid="002bbecc" style:font-size-asian="9pt"/>
    </style:style>
    <style:style style:name="P23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d34fe" officeooo:paragraph-rsid="002d34fe" style:font-size-asian="9pt"/>
    </style:style>
    <style:style style:name="P2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27" style:family="paragraph" style:parent-style-name="Table_20_Contents">
      <style:text-properties officeooo:paragraph-rsid="002609f2"/>
    </style:style>
    <style:style style:name="P28" style:family="paragraph" style:parent-style-name="Text_20_body">
      <style:text-properties officeooo:paragraph-rsid="002609f2"/>
    </style:style>
    <style:style style:name="P29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rsid="001e426d" officeooo:paragraph-rsid="002b23ec" style:font-name-asian="Times New Roman" style:font-name-complex="Times New Roman"/>
    </style:style>
    <style:style style:name="P30" style:family="paragraph" style:parent-style-name="Text_20_body" style:list-style-name="L2">
      <style:paragraph-properties>
        <style:tab-stops>
          <style:tab-stop style:position="-0.672cm"/>
        </style:tab-stops>
      </style:paragraph-properties>
      <style:text-properties fo:language="ru" fo:country="RU" officeooo:rsid="001fd672" officeooo:paragraph-rsid="002b23ec"/>
    </style:style>
    <style:style style:name="P31" style:family="paragraph" style:parent-style-name="Table_20_Contents" style:list-style-name="L3">
      <style:text-properties fo:language="ru" fo:country="RU" officeooo:rsid="001fd672" officeooo:paragraph-rsid="002609f2"/>
    </style:style>
    <style:style style:name="P32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3" style:family="paragraph" style:parent-style-name="Table_20_Contents">
      <style:text-properties fo:language="ru" fo:country="RU" fo:font-weight="bold" style:font-weight-asian="bold" style:font-weight-complex="bold"/>
    </style:style>
    <style:style style:name="P34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aad4f"/>
    </style:style>
    <style:style style:name="T3" style:family="text">
      <style:text-properties officeooo:rsid="00206344"/>
    </style:style>
    <style:style style:name="T4" style:family="text">
      <style:text-properties officeooo:rsid="00171e31"/>
    </style:style>
    <style:style style:name="T5" style:family="text">
      <style:text-properties officeooo:rsid="002b23ec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language="ru" fo:country="RU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9" style:family="text">
      <style:text-properties fo:language="en" fo:country="US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10" style:family="text">
      <style:text-properties style:text-position="super 67%"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0c25f4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 fo:font-weight="bold" officeooo:rsid="000d8184" style:font-weight-asian="bold" style:font-weight-complex="bold"/>
    </style:style>
    <style:style style:name="T15" style:family="text">
      <style:text-properties fo:language="ru" fo:country="RU" fo:font-weight="bold" officeooo:rsid="001474e0" style:font-weight-asian="bold" style:font-weight-complex="bold"/>
    </style:style>
    <style:style style:name="T16" style:family="text">
      <style:text-properties style:font-name="Times New Roman" fo:language="en" fo:country="US" fo:font-style="normal" fo:font-weight="normal" officeooo:rsid="00281717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font-name="Times New Roman" fo:language="en" fo:country="US" fo:font-style="normal" officeooo:rsid="00281717" fo:background-color="transparent" loext:char-shading-value="0" style:font-style-asian="normal" style:font-style-complex="normal"/>
    </style:style>
    <style:style style:name="T18" style:family="text">
      <style:text-properties style:font-name="Times New Roman" officeooo:rsid="0028171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2pt" fo:font-weight="normal" style:letter-kerning="true" style:font-name-asian="Andale Sans UI1" style:font-size-asian="12pt" style:language-asian="zh" style:country-asian="CN" style:font-weight-asian="normal" style:font-name-complex="Tahoma" style:font-size-complex="12pt" style:language-complex="en" style:country-complex="US" style:font-weight-complex="normal"/>
    </style:style>
    <style:style style:name="T21" style:family="text">
      <style:text-properties fo:font-size="12pt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2" style:family="text">
      <style:text-properties fo:language="ru" fo:country="RU" fo:font-style="italic" fo:font-weight="bold" style:font-style-asian="italic" style:font-weight-asian="bold" style:font-weight-complex="bold"/>
    </style:style>
    <style:style style:name="T23" style:family="text">
      <style:text-properties fo:language="ru" fo:country="RU" style:font-name-asian="Times New Roman" style:font-name-complex="Times New Roman"/>
    </style:style>
    <style:style style:name="T24" style:family="text">
      <style:text-properties fo:font-variant="normal" fo:text-transform="none" fo:color="#0f1115" loext:opacity="100%" fo:letter-spacing="normal"/>
    </style:style>
    <style:style style:name="T25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h text:style-name="P7" text:outline-level="1">Factorial Numbers and Their Practical Applications</text:h>
          </table:table-cell>
          <table:table-cell table:style-name="Table1.A1" office:value-type="string">
            <text:p text:style-name="P8"><text:span text:style-name="T2">24</text:span>.0<text:span text:style-name="T2">9</text:span>.2024</text:p>
          </table:table-cell>
          <table:table-cell table:style-name="Table1.A1" office:value-type="string">
            <text:p text:style-name="P5">~<text:span text:style-name="T3">75</text:span><text:span text:style-name="T2">00</text:span></text:p>
          </table:table-cell>
          <table:table-cell table:style-name="Table1.F1" office:value-type="string">
            <text:p text:style-name="P9">24.<text:span text:style-name="T4">09.2025</text:span></text:p>
          </table:table-cell>
        </table:table-row>
        <table:table-row table:style-name="Table1.3">
          <table:table-cell table:style-name="Table1.A1" office:value-type="string">
            <text:p text:style-name="P10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Semantic Compression with Information Lattice Learning </text:p>
          </table:table-cell>
          <table:table-cell table:style-name="Table1.A1" office:value-type="string">
            <text:p text:style-name="P12">04.04.2024</text:p>
          </table:table-cell>
          <table:table-cell table:style-name="Table1.A1" office:value-type="string">
            <text:p text:style-name="P13">~<text:span text:style-name="T3">5000</text:span></text:p>
          </table:table-cell>
          <table:table-cell table:style-name="Table1.F1" office:value-type="string">
            <text:p text:style-name="P14">08.10.2025</text:p>
          </table:table-cell>
        </table:table-row>
        <table:table-row table:style-name="Table1.1">
          <table:table-cell table:style-name="Table1.A1" office:value-type="string">
            <text:p text:style-name="P15">8.10.20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6">On the undecidability and descriptional complexity of synchronized regular expressions </text:p>
          </table:table-cell>
          <table:table-cell table:style-name="Table1.A1" office:value-type="string">
            <text:p text:style-name="P17">10.04.2023</text:p>
          </table:table-cell>
          <table:table-cell table:style-name="Table1.A1" office:value-type="string">
            <text:p text:style-name="P18">~12000</text:p>
          </table:table-cell>
          <table:table-cell table:style-name="Table1.F1" office:value-type="string">
            <text:p text:style-name="P17">22.10.2025</text:p>
          </table:table-cell>
        </table:table-row>
        <table:table-row table:style-name="Table1.1">
          <table:table-cell table:style-name="Table1.A1" office:value-type="string">
            <text:p text:style-name="P19">22.10.2025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6">A lightweight Data Exchange Format for Mobile Transactions </text:p>
          </table:table-cell>
          <table:table-cell table:style-name="Table1.A1" office:value-type="string">
            <text:p text:style-name="P19">08.06.2023</text:p>
          </table:table-cell>
          <table:table-cell table:style-name="Table1.A1" office:value-type="string">
            <text:p text:style-name="P20">~9000</text:p>
          </table:table-cell>
          <table:table-cell table:style-name="Table1.F1" office:value-type="string">
            <text:p text:style-name="P19">05.1<text:span text:style-name="T5">1</text:span>.2025</text:p>
          </table:table-cell>
        </table:table-row>
        <table:table-row table:style-name="Table1.1">
          <table:table-cell table:style-name="Table1.A1" office:value-type="string">
            <text:p text:style-name="P21">05.11.2025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6">Excel as a Turing-complete Functional Programming Environment </text:p>
          </table:table-cell>
          <table:table-cell table:style-name="Table1.A1" office:value-type="string">
            <text:p text:style-name="P22">13.11.2023</text:p>
          </table:table-cell>
          <table:table-cell table:style-name="Table1.A1" office:value-type="string">
            <text:p text:style-name="P23">~6000</text:p>
          </table:table-cell>
          <table:table-cell table:style-name="Table1.F1" office:value-type="string">
            <text:p text:style-name="P21">19.11.2025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  <table:table-row table:style-name="Table1.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</table:table>
      <text:p text:style-name="P3"/>
      <text:p text:style-name="P24"><text:span text:style-name="Основной_20_шрифт_20_абзаца"><text:span text:style-name="T6">Выполнил(а) </text:span></text:span><text:span text:style-name="Основной_20_шрифт_20_абзаца"><text:span text:style-name="T7"><text:tab/></text:span></text:span><text:span text:style-name="Основной_20_шрифт_20_абзаца"><text:span text:style-name="T8">Сиромашенко В. Р.</text:span></text:span><text:span text:style-name="Основной_20_шрифт_20_абзаца"><text:span text:style-name="T7"><text:tab/></text:span></text:span><text:span text:style-name="Основной_20_шрифт_20_абзаца"><text:span text:style-name="T6">, № группы </text:span></text:span><text:span text:style-name="Основной_20_шрифт_20_абзаца"><text:span text:style-name="T7"><text:tab/></text:span></text:span><text:span text:style-name="Основной_20_шрифт_20_абзаца"><text:span text:style-name="T8">P</text:span></text:span><text:span text:style-name="Основной_20_шрифт_20_абзаца"><text:span text:style-name="T9">3109</text:span></text:span><text:span text:style-name="Основной_20_шрифт_20_абзаца"><text:span text:style-name="T7"><text:tab/></text:span></text:span><text:span text:style-name="Основной_20_шрифт_20_абзаца"><text:span text:style-name="T6">, оценка </text:span></text:span><text:span text:style-name="Основной_20_шрифт_20_абзаца"><text:span text:style-name="T7"><text:tab/></text:span></text:span></text:p>
      <text:p text:style-name="P25"><text:span text:style-name="Основной_20_шрифт_20_абзаца"><text:span text:style-name="T10"><text:tab/>Фамилия И.О. студента<text:tab/>не заполнять</text:span></text:span></text:p>
      <text:p text:style-name="P2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1">Прямая полная ссылка на источник и</text:span></text:span><text:span text:style-name="Основной_20_шрифт_20_абзаца"><text:span text:style-name="T12">ли</text:span></text:span><text:span text:style-name="Основной_20_шрифт_20_абзаца"><text:span text:style-name="T11"> сокращённая ссылка (</text:span></text:span><text:span text:style-name="Основной_20_шрифт_20_абзаца"><text:span text:style-name="T13">bit</text:span></text:span><text:span text:style-name="Основной_20_шрифт_20_абзаца"><text:span text:style-name="T11">.</text:span></text:span><text:span text:style-name="Основной_20_шрифт_20_абзаца"><text:span text:style-name="T13">ly</text:span></text:span><text:span text:style-name="Основной_20_шрифт_20_абзаца"><text:span text:style-name="T11">, </text:span></text:span><text:span text:style-name="Основной_20_шрифт_20_абзаца"><text:span text:style-name="T13">tr</text:span></text:span><text:span text:style-name="Основной_20_шрифт_20_абзаца"><text:span text:style-name="T11">.</text:span></text:span><text:span text:style-name="Основной_20_шрифт_20_абзаца"><text:span text:style-name="T13">im</text:span></text:span><text:span text:style-name="Основной_20_шрифт_20_абзаца"><text:span text:style-name="T11"> и т. п.)</text:span></text:span></text:p>
            <text:p text:style-name="Text_20_body">https://arxiv.org/abs/2309.00115</text:p>
          </table:table-cell>
        </table:table-row>
        <table:table-row>
          <table:table-cell table:style-name="Таблица1.A2" office:value-type="string">
            <text:p text:style-name="P27"><text:span text:style-name="Основной_20_шрифт_20_абзаца"><text:span text:style-name="T11">Теги, ключевые слова или словосочетания</text:span></text:span></text:p>
            <text:p text:style-name="P28">Excel, LAMBDA, Turing-complete, Функциональное программирование, LET-функция, Динамические массивы (Dynamic Arrays)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1">Перечень фактов, упомянутых в статье </text:span></text:span><text:span text:style-name="Основной_20_шрифт_20_абзаца"><text:span text:style-name="T14">(минимум </text:span></text:span><text:span text:style-name="Основной_20_шрифт_20_абзаца"><text:span text:style-name="T15">четыре</text:span></text:span><text:span text:style-name="Основной_20_шрифт_20_абзаца"><text:span text:style-name="T14"> пункта)</text:span></text:span></text:p>
            <text:list text:style-name="L1">
              <text:list-item>
                <text:p text:style-name="P29"><text:span text:style-name="Основной_20_шрифт_20_абзаца"><text:span text:style-name="T16">В 2018 году механизм вычислений Excel был существенно обновлён за счёт поддержки </text:span></text:span><text:span text:style-name="Основной_20_шрифт_20_абзаца"><text:span text:style-name="Strong_20_Emphasis"><text:span text:style-name="T17">динамических массивов</text:span></text:span></text:span><text:span text:style-name="Основной_20_шрифт_20_абзаца"><text:span text:style-name="T16"> (Dynamic Arrays)</text:span></text:span></text:p>
              </text:list-item>
              <text:list-item>
                <text:p text:style-name="P29"><text:span text:style-name="T18">В Excel появилось ключевое средство — функция </text:span><text:span text:style-name="Source_20_Text"><text:span text:style-name="T18">LET</text:span></text:span><text:span text:style-name="T18">, которая позволяет создавать локальные именованные переменные</text:span></text:p>
              </text:list-item>
              <text:list-item>
                <text:p text:style-name="P29"><text:span text:style-name="T18">Введена функция </text:span><text:span text:style-name="Source_20_Text"><text:span text:style-name="T18">LAMBDA</text:span></text:span><text:span text:style-name="T18">, благодаря которой пользователи могут определять свои собственные функции прямо в формулах Excel</text:span></text:p>
              </text:list-item>
              <text:list-item>
                <text:p text:style-name="P29"><text:span text:style-name="T18">С помощью этих возможностей (Dynamic Arrays, LET, LAMBDA) возможно реализовывать значимые алгоритмы прямо через формулы Excel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1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30"><text:span text:style-name="Strong_20_Emphasis"><text:span text:style-name="T19">Унификация инструментов</text:span></text:span>: Пользователи могут оставаться в привычной среде Excel и при этом писать «программный код»</text:p>
              </text:list-item>
              <text:list-item>
                <text:p text:style-name="P30"><text:span text:style-name="Strong_20_Emphasis"><text:span text:style-name="T19">Расширяемость без внешних зависимостей</text:span></text:span>: Через <text:span text:style-name="Source_20_Text">LAMBDA</text:span> можно определять пользовательские функции</text:p>
              </text:list-item>
              <text:list-item>
                <text:p text:style-name="P30"><text:span text:style-name="Strong_20_Emphasis"><text:span text:style-name="T19">Лаконичность и декларативность</text:span></text:span>: Формулы и LET-переменные позволяют писать более читаемый, структурированный и поддерживаемый «код» прямо в ячейках.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27"><text:span text:style-name="Основной_20_шрифт_20_абзаца"><text:span text:style-name="T11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31"><text:span text:style-name="Основной_20_шрифт_20_абзаца"><text:span text:style-name="Strong_20_Emphasis"><text:span text:style-name="T20">Риск ошибок и сложность верификации</text:span></text:span></text:span><text:span text:style-name="Основной_20_шрифт_20_абзаца"><text:span text:style-name="T21">: Когда Excel используется как полноценная программная среда, растёт необходимость тщательного тестирования, проверки и верификации формул</text:span></text:span></text:p>
              </text:list-item>
              <text:list-item>
                <text:p text:style-name="P31"><text:span text:style-name="Основной_20_шрифт_20_абзаца"><text:span text:style-name="Strong_20_Emphasis"><text:span text:style-name="T20">Ограничения производительности</text:span></text:span></text:span><text:span text:style-name="Основной_20_шрифт_20_абзаца"><text:span text:style-name="T21">: Хотя формулы могут реализовывать сложные алгоритмы, Excel — не оптимизирован для тяжёлых вычислений</text:span></text:span></text:p>
              </text:list-item>
              <text:list-item>
                <text:p text:style-name="P31"><text:span text:style-name="Основной_20_шрифт_20_абзаца"><text:span text:style-name="T21">Ограниченный инструментарий для разработки 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1">Ваши замечания, пожелания преподавателю </text:span></text:span><text:span text:style-name="Основной_20_шрифт_20_абзаца"><text:span text:style-name="T22">или</text:span></text:span><text:span text:style-name="Основной_20_шрифт_20_абзаца"><text:span text:style-name="T11"> анекдот о программистах</text:span></text:span><text:span text:style-name="Footnote_20_Symbol"><text:span text:style-name="T11"><text:note text:id="ftn1" text:note-class="footnote"><text:note-citation>1</text:note-citation><text:note-body><text:p text:style-name="P32"><text:span text:style-name="Основной_20_шрифт_20_абзаца"><text:span text:style-name="T23"><text:tab/></text:span></text:span><text:span text:style-name="Основной_20_шрифт_20_абзаца"><text:span text:style-name="T6">Наличие этой графы не влияет на оценку</text:span></text:span></text:p></text:note-body></text:note></text:span></text:span></text:p>
            <text:p text:style-name="P33"><text:span text:style-name="T24">— </text:span><text:span text:style-name="T25">Почему программисты путают Хэллоуин и Рождество?</text:span><text:line-break/><text:span text:style-name="T24">— </text:span><text:span text:style-name="T25">Потому что Oct 31 == Dec 25.</text:span> </text:p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Vladimir Sosnin</meta:initial-creator>
    <meta:creation-date>2016-10-10T08:06:00Z</meta:creation-date>
    <dc:date>2025-11-21T14:24:26.380373900</dc:date>
    <meta:print-date>1601-01-01T00:00:00Z</meta:print-date>
    <meta:editing-cycles>24</meta:editing-cycles>
    <meta:editing-duration>PT6H36M20S</meta:editing-duration>
    <meta:document-statistic meta:table-count="2" meta:image-count="0" meta:object-count="0" meta:page-count="2" meta:paragraph-count="62" meta:word-count="354" meta:character-count="2771" meta:non-whitespace-character-count="24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ers/Владислав/AppData/Local/Temp/50684098-fcda-4e14-b4c1-99cfbb39a5ff_2025_Шаблон%20аннотации.7z.5ff/Шаблон%20аннтоации%20(LibreOffice).odt/Normal.dotm"/>
  </office:meta>
</office:document-meta>
</file>